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2" svg:font-family="FreeSans" style:font-family-generic="swiss"/>
    <style:font-face style:name="mono" svg:font-family="mono" style:font-pitch="fixed"/>
    <style:font-face style:name="FreeSans3" svg:font-family="FreeSans" style:font-family-generic="modern" style:font-pitch="fixed"/>
    <style:font-face style:name="Nimbus Mono PS" svg:font-family="'Nimbus Mono PS'" style:font-family-generic="modern" style:font-pitch="fixed"/>
    <style:font-face style:name="FreeSerif" svg:font-family="FreeSerif" style:font-family-generic="roman" style:font-pitch="variable"/>
    <style:font-face style:name="Nimbus Roman" svg:font-family="'Nimbus Roman'" style:font-family-generic="roman" style:font-pitch="variable"/>
    <style:font-face style:name="FreeSans" svg:font-family="FreeSans" style:font-family-generic="swiss" style:font-pitch="variable"/>
    <style:font-face style:name="Nimbus Sans1" svg:font-family="'Nimbus Sans'" style:font-family-generic="swiss" style:font-pitch="variable"/>
    <style:font-face style:name="FreeSans1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style:font-name="mono" fo:font-size="16pt" fo:font-weight="bold" officeooo:rsid="001e7590" officeooo:paragraph-rsid="001e7590" style:font-size-asian="16pt" style:font-weight-asian="bold" style:font-size-complex="16pt" style:font-weight-complex="bold"/>
    </style:style>
    <style:style style:name="P2" style:family="paragraph" style:parent-style-name="Preformatted_20_Text">
      <style:text-properties style:font-name="mono" fo:font-size="12pt" style:font-size-asian="12pt" style:font-size-complex="12pt"/>
    </style:style>
    <style:style style:name="P3" style:family="paragraph" style:parent-style-name="Preformatted_20_Text">
      <style:text-properties fo:font-size="12pt" style:font-size-asian="12pt" style:font-size-complex="12pt"/>
    </style:style>
    <style:style style:name="P4" style:family="paragraph" style:parent-style-name="Preformatted_20_Text">
      <style:paragraph-properties fo:text-align="justify" style:justify-single-word="false"/>
      <style:text-properties officeooo:paragraph-rsid="001e7590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Subtitle">
      <style:paragraph-properties fo:text-align="end" style:justify-single-word="false"/>
      <style:text-properties fo:font-size="16pt" officeooo:rsid="001e7590" officeooo:paragraph-rsid="001e7590" style:font-size-asian="16pt" style:font-size-complex="16pt"/>
    </style:style>
    <style:style style:name="P7" style:family="paragraph" style:parent-style-name="Text_20_body">
      <style:paragraph-properties fo:text-align="end" style:justify-single-word="false"/>
      <style:text-properties fo:font-size="16pt" officeooo:rsid="001e7590" officeooo:paragraph-rsid="001e7590" style:font-size-asian="16pt" style:font-size-complex="16pt"/>
    </style:style>
    <style:style style:name="P8" style:family="paragraph" style:parent-style-name="Text_20_body">
      <style:paragraph-properties fo:text-align="justify" style:justify-single-word="false"/>
      <style:text-properties fo:font-size="12pt" officeooo:rsid="001e7590" officeooo:paragraph-rsid="001e7590" style:font-size-asian="12pt" style:font-size-complex="12pt"/>
    </style:style>
    <style:style style:name="P9" style:family="paragraph" style:parent-style-name="Text_20_body">
      <style:text-properties officeooo:paragraph-rsid="0025783a"/>
    </style:style>
    <style:style style:name="P10" style:family="paragraph" style:parent-style-name="Heading_20_1">
      <style:text-properties style:font-name="FreeSans" fo:font-size="18pt" style:text-underline-style="solid" style:text-underline-width="auto" style:text-underline-color="font-color" style:font-size-asian="18pt" style:font-size-complex="18pt"/>
    </style:style>
    <style:style style:name="P11" style:family="paragraph" style:parent-style-name="Standard">
      <style:text-properties officeooo:paragraph-rsid="003497aa"/>
    </style:style>
    <style:style style:name="P12" style:family="paragraph" style:parent-style-name="Text_20_body">
      <style:text-properties officeooo:paragraph-rsid="0025783a"/>
    </style:style>
    <style:style style:name="P13" style:family="paragraph" style:parent-style-name="Text_20_body">
      <style:paragraph-properties fo:text-align="justify" style:justify-single-word="false"/>
      <style:text-properties style:font-name="FreeSans" fo:font-size="14pt" fo:font-weight="bold" officeooo:rsid="001e7590" officeooo:paragraph-rsid="001e7590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text-align="justify" style:justify-single-word="false"/>
      <style:text-properties style:font-name="FreeSans" fo:font-size="14pt" fo:font-weight="bold" officeooo:rsid="001e7590" officeooo:paragraph-rsid="00320d60" style:font-size-asian="14pt" style:font-weight-asian="bold" style:font-size-complex="14pt" style:font-weight-complex="bold"/>
    </style:style>
    <style:style style:name="P15" style:family="paragraph" style:parent-style-name="Text_20_body">
      <style:text-properties officeooo:paragraph-rsid="002cc5c9"/>
    </style:style>
    <style:style style:name="P16" style:family="paragraph" style:parent-style-name="Text_20_body">
      <style:paragraph-properties fo:text-align="justify" style:justify-single-word="false"/>
      <style:text-properties officeooo:paragraph-rsid="00320d60"/>
    </style:style>
    <style:style style:name="P17" style:family="paragraph" style:parent-style-name="Title">
      <style:text-properties style:font-name="FreeSerif" fo:font-size="26pt" officeooo:rsid="001e7590" officeooo:paragraph-rsid="001e7590" style:font-size-asian="26pt" style:font-size-complex="2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25cc70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e7590" style:font-size-asian="12pt" style:font-weight-asian="normal" style:font-size-complex="12pt" style:font-weight-complex="normal"/>
    </style:style>
    <style:style style:name="T5" style:family="text">
      <style:text-properties style:font-name="FreeSerif" officeooo:rsid="001f8d9b"/>
    </style:style>
    <style:style style:name="T6" style:family="text">
      <style:text-properties style:font-name="FreeSerif" officeooo:rsid="0020da3b"/>
    </style:style>
    <style:style style:name="T7" style:family="text">
      <style:text-properties style:font-name="FreeSerif" officeooo:rsid="00223d61"/>
    </style:style>
    <style:style style:name="T8" style:family="text">
      <style:text-properties style:font-name="FreeSerif" officeooo:rsid="00229f97"/>
    </style:style>
    <style:style style:name="T9" style:family="text">
      <style:text-properties style:font-name="FreeSerif" officeooo:rsid="00229f97" style:font-name-asian="Nimbus Mono PS" style:font-name-complex="FreeSans3"/>
    </style:style>
    <style:style style:name="T10" style:family="text">
      <style:text-properties style:font-name="FreeSerif" officeooo:rsid="0025783a" style:font-name-asian="Nimbus Mono PS" style:font-name-complex="FreeSans3"/>
    </style:style>
    <style:style style:name="T11" style:family="text">
      <style:text-properties style:font-name="FreeSerif" officeooo:rsid="0028ec11" style:font-name-asian="Nimbus Mono PS" style:font-name-complex="FreeSans3"/>
    </style:style>
    <style:style style:name="T12" style:family="text">
      <style:text-properties style:font-name="FreeSerif" officeooo:rsid="0023ca94"/>
    </style:style>
    <style:style style:name="T13" style:family="text">
      <style:text-properties style:font-name="FreeSerif" officeooo:rsid="002514b6"/>
    </style:style>
    <style:style style:name="T14" style:family="text">
      <style:text-properties style:font-name="FreeSerif" officeooo:rsid="0025783a"/>
    </style:style>
    <style:style style:name="T15" style:family="text">
      <style:text-properties style:font-name="FreeSerif" officeooo:rsid="00260f92"/>
    </style:style>
    <style:style style:name="T16" style:family="text">
      <style:text-properties style:font-name="FreeSerif" officeooo:rsid="00273b06"/>
    </style:style>
    <style:style style:name="T17" style:family="text">
      <style:text-properties style:font-name="FreeSerif" officeooo:rsid="0028ec11"/>
    </style:style>
    <style:style style:name="T18" style:family="text">
      <style:text-properties style:font-name="FreeSerif" officeooo:rsid="0031750e"/>
    </style:style>
    <style:style style:name="T19" style:family="text">
      <style:text-properties style:font-name="FreeSerif" fo:font-style="italic" officeooo:rsid="0031750e" style:font-style-asian="italic" style:font-style-complex="italic"/>
    </style:style>
    <style:style style:name="T20" style:family="text">
      <style:text-properties style:font-name="FreeSerif" fo:font-style="normal" officeooo:rsid="0031750e" style:font-style-asian="normal" style:font-style-complex="normal"/>
    </style:style>
    <style:style style:name="T21" style:family="text">
      <style:text-properties style:font-name="FreeSerif" fo:font-style="normal" officeooo:rsid="0031f936" style:font-style-asian="normal" style:font-style-complex="normal"/>
    </style:style>
    <style:style style:name="T22" style:family="text">
      <style:text-properties style:font-name="Nimbus Mono PS" fo:font-size="12pt" fo:font-weight="normal" officeooo:rsid="001f8d9b" style:font-name-asian="Nimbus Mono PS" style:font-size-asian="12pt" style:font-weight-asian="normal" style:font-name-complex="FreeSans3" style:font-size-complex="12pt" style:font-weight-complex="normal"/>
    </style:style>
    <style:style style:name="T23" style:family="text">
      <style:text-properties style:font-name="Nimbus Mono PS" fo:font-size="12pt" officeooo:rsid="0025cc70" style:font-name-asian="Nimbus Mono PS" style:font-size-asian="12pt" style:font-name-complex="FreeSans3" style:font-size-complex="12pt"/>
    </style:style>
    <style:style style:name="T24" style:family="text">
      <style:text-properties style:font-name="Nimbus Mono PS" officeooo:rsid="00320d60" style:font-name-asian="Nimbus Mono PS" style:font-name-complex="FreeSans3"/>
    </style:style>
    <style:style style:name="T25" style:family="text">
      <style:text-properties style:font-name="mono" fo:font-size="12pt" style:font-size-asian="12pt" style:font-size-complex="12pt"/>
    </style:style>
    <style:style style:name="T26" style:family="text">
      <style:text-properties style:font-name="mono" fo:font-size="12pt" officeooo:rsid="00273b06" style:font-size-asian="12pt" style:font-size-complex="12pt"/>
    </style:style>
    <style:style style:name="T27" style:family="text">
      <style:text-properties style:font-name="mono" fo:font-size="12pt" officeooo:rsid="00279eb8" style:font-size-asian="12pt" style:font-size-complex="12pt"/>
    </style:style>
    <style:style style:name="T28" style:family="text">
      <style:text-properties style:font-name="mono" fo:font-size="12pt" officeooo:rsid="0028ec11" style:font-size-asian="12pt" style:font-size-complex="12pt"/>
    </style:style>
    <style:style style:name="T29" style:family="text">
      <style:text-properties style:font-name="mono" fo:font-size="12pt" officeooo:rsid="002b619a" style:font-size-asian="12pt" style:font-size-complex="12pt"/>
    </style:style>
    <style:style style:name="T30" style:family="text">
      <style:text-properties style:font-name="mono" fo:font-size="12pt" officeooo:rsid="00279eb8" style:font-name-asian="Nimbus Mono PS" style:font-size-asian="12pt" style:font-name-complex="FreeSans3" style:font-size-complex="12pt"/>
    </style:style>
    <style:style style:name="T31" style:family="text">
      <style:text-properties style:font-name="mono" fo:font-size="12pt" officeooo:rsid="002b619a" style:font-name-asian="Nimbus Mono PS" style:font-size-asian="12pt" style:font-name-complex="FreeSans3" style:font-size-complex="12pt"/>
    </style:style>
    <style:style style:name="T32" style:family="text">
      <style:text-properties style:font-name="FreeSans"/>
    </style:style>
    <style:style style:name="T33" style:family="text">
      <style:text-properties style:font-name="FreeSans" fo:font-size="18pt" style:text-underline-style="solid" style:text-underline-width="auto" style:text-underline-color="font-color" fo:font-weight="bold" officeooo:rsid="002cc5c9" style:font-size-asian="18pt" style:font-weight-asian="bold" style:font-size-complex="18pt" style:font-weight-complex="bold"/>
    </style:style>
    <style:style style:name="T34" style:family="text">
      <style:text-properties style:font-name="FreeSans" fo:font-size="14pt" officeooo:rsid="0031750e" style:font-size-asian="12.25pt" style:font-size-complex="14pt"/>
    </style:style>
    <style:style style:name="T35" style:family="text">
      <style:text-properties style:text-underline-style="none"/>
    </style:style>
    <style:style style:name="T36" style:family="text">
      <style:text-properties style:font-name="FreeSerif" fo:font-size="12pt" style:text-underline-style="none" officeooo:rsid="002cc5c9" style:font-size-asian="10.5pt" style:font-size-complex="12pt"/>
    </style:style>
    <style:style style:name="T37" style:family="text">
      <style:text-properties style:font-name="FreeSerif" fo:font-size="12pt" style:text-underline-style="none" officeooo:rsid="002d51d4" style:font-size-asian="10.5pt" style:font-size-complex="12pt"/>
    </style:style>
    <style:style style:name="T38" style:family="text">
      <style:text-properties style:font-name="FreeSerif" fo:font-size="12pt" style:text-underline-style="none" officeooo:rsid="002ef503" style:font-size-asian="10.5pt" style:font-size-complex="12pt"/>
    </style:style>
    <style:style style:name="T39" style:family="text">
      <style:text-properties style:font-name="FreeSerif" fo:font-size="12pt" style:text-underline-style="none" officeooo:rsid="003094c8" style:font-size-asian="10.5pt" style:font-size-complex="12pt"/>
    </style:style>
    <style:style style:name="T40" style:family="text">
      <style:text-properties style:font-name="FreeSerif" fo:font-size="12pt" style:text-underline-style="none" officeooo:rsid="00320d60" style:font-size-asian="10.5pt" style:font-size-complex="12pt"/>
    </style:style>
    <style:style style:name="T41" style:family="text">
      <style:text-properties style:font-name="FreeSerif" fo:font-size="12pt" style:text-underline-style="none" officeooo:rsid="0031750e" style:font-name-asian="Nimbus Mono PS" style:font-size-asian="10.5pt" style:font-name-complex="FreeSans3" style:font-size-complex="12pt"/>
    </style:style>
    <style:style style:name="T42" style:family="text">
      <style:text-properties style:font-name="FreeSerif" fo:font-size="12pt" style:text-underline-style="none" fo:font-weight="normal" officeooo:rsid="003497aa" style:font-size-asian="12pt" style:font-weight-asian="normal" style:font-size-complex="12pt" style:font-weight-complex="normal"/>
    </style:style>
    <style:style style:name="T43" style:family="text">
      <style:text-properties style:font-name="FreeSerif" fo:font-size="12pt" style:text-underline-style="none" fo:font-weight="normal" officeooo:rsid="003555eb" style:font-size-asian="12pt" style:font-weight-asian="normal" style:font-size-complex="12pt" style:font-weight-complex="normal"/>
    </style:style>
    <style:style style:name="T44" style:family="text">
      <style:text-properties officeooo:rsid="00320d60"/>
    </style:style>
    <style:style style:name="T45" style:family="text">
      <style:text-properties style:font-name="FreeSans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ortfólio – Algoritmo e Complexidade</text:p>
      <text:p text:style-name="P6">Gabriel Gian, 3° período</text:p>
      <text:p text:style-name="P7"/>
      <text:h text:style-name="P10" text:outline-level="1">Quick sort</text:h>
      <text:p text:style-name="P8"><text:tab/>O quick sort é um algoritmo onde elementos de uma coleção são ordenados de maneira crescente ou decrescente, lendo-se a sequência por meio de dois vetores, high e low, e um pivô. O pivô é tomado como ponto de partida e os vetores high e low são respectivamente o início e o fim da coleção. Eles são trocados de posição a partir das iterações do algoritmo que, por meio de um predicado, checam o valor do elemento em questão e comparam com o do vetor – executando a troca caso o valor seja maior, no caso do vetor high, ou menor, no caso do vetor low.</text:p>
      <text:p text:style-name="P8"><text:tab/></text:p>
      <text:p text:style-name="P13">Código em Python</text:p>
      <text:p text:style-name="P4"><text:span text:style-name="Source_20_Text"><text:span text:style-name="T4">def part</text:span></text:span><text:span text:style-name="Source_20_Text"><text:span text:style-name="T22">icao</text:span></text:span><text:span text:style-name="Source_20_Text"><text:span text:style-name="T4">(array, start, end):</text:span></text:span></text:p>
      <text:p text:style-name="P1"><text:span text:style-name="Source_20_Text"><text:span text:style-name="T3"/></text:span></text:p>
      <text:p text:style-name="Preformatted_20_Text"><text:span text:style-name="Source_20_Text"><text:span text:style-name="T1"><text:s text:c="4"/>pivo = array[start]</text:span></text:span></text:p>
      <text:p text:style-name="Preformatted_20_Text"><text:span text:style-name="Source_20_Text"><text:span text:style-name="T1"><text:s text:c="4"/>low = start + 1</text:span></text:span></text:p>
      <text:p text:style-name="Preformatted_20_Text"><text:span text:style-name="Source_20_Text"><text:span text:style-name="T1"><text:s text:c="4"/>high = end</text:span></text:span></text:p>
      <text:p text:style-name="P3"/>
      <text:p text:style-name="Preformatted_20_Text"><text:span text:style-name="Source_20_Text"><text:span text:style-name="T1"><text:s text:c="4"/>while True:</text:span></text:span></text:p>
      <text:p text:style-name="Preformatted_20_Text"><text:span text:style-name="Source_20_Text"><text:span text:style-name="T1"><text:s text:c="8"/></text:span></text:span></text:p>
      <text:p text:style-name="Preformatted_20_Text"><text:span text:style-name="Source_20_Text"><text:span text:style-name="T1"><text:s text:c="8"/>while low &lt;= high and array[high] &gt;= pivo:</text:span></text:span></text:p>
      <text:p text:style-name="Preformatted_20_Text"><text:span text:style-name="Source_20_Text"><text:span text:style-name="T1"><text:s text:c="12"/>high -</text:span></text:span><text:span text:style-name="Source_20_Text"><text:span text:style-name="T2">= 1</text:span></text:span></text:p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1"><text:s text:c="8"/>while low &lt;= high and array[low] &lt;= pivo:</text:span></text:span></text:p>
      <text:p text:style-name="Preformatted_20_Text"><text:span text:style-name="Source_20_Text"><text:span text:style-name="T1"><text:s text:c="12"/>low </text:span></text:span><text:span text:style-name="Source_20_Text"><text:span text:style-name="T23">+= 1</text:span></text:span></text:p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1"><text:s text:c="8"/>if low &lt;= high:</text:span></text:span></text:p>
      <text:p text:style-name="Preformatted_20_Text"><text:span text:style-name="Source_20_Text"><text:span text:style-name="T1"><text:s text:c="12"/>array[low], array[high] = array[high], array[low]</text:span></text:span></text:p>
      <text:p text:style-name="Preformatted_20_Text"><text:span text:style-name="Source_20_Text"><text:span text:style-name="T1"><text:s text:c="12"/></text:span></text:span></text:p>
      <text:p text:style-name="Preformatted_20_Text"><text:span text:style-name="Source_20_Text"><text:span text:style-name="T1"><text:s text:c="8"/>else:</text:span></text:span></text:p>
      <text:p text:style-name="Preformatted_20_Text"><text:span text:style-name="Source_20_Text"><text:span text:style-name="T1"><text:s text:c="12"/>break</text:span></text:span></text:p>
      <text:p text:style-name="P3"/>
      <text:p text:style-name="Preformatted_20_Text"><text:span text:style-name="Source_20_Text"><text:span text:style-name="T1"><text:s text:c="4"/>array[start], array[high] = array[high], array[start]</text:span></text:span></text:p>
      <text:p text:style-name="P3"/>
      <text:p text:style-name="P5"><text:span text:style-name="Source_20_Text"><text:span text:style-name="T1"><text:s text:c="4"/>return high</text:span></text:span></text:p>
      <text:p text:style-name="P5"><text:span text:style-name="Source_20_Text"><text:span text:style-name="T1"/></text:span></text:p>
      <text:p text:style-name="Text_20_body"><text:soft-page-break/><text:span text:style-name="Source_20_Text"><text:tab/></text:span><text:span text:style-name="Source_20_Text"><text:span text:style-name="T5">Primeir</text:span></text:span><text:span text:style-name="Source_20_Text"><text:span text:style-name="T12">amente, nesse algoritmo de quick sort para a ordenação crescente,</text:span></text:span><text:span text:style-name="Source_20_Text"><text:span text:style-name="T5"> é definida a função particao. Essa função secundária será usada pela principal, quicksort. A função particao opera </text:span></text:span><text:span text:style-name="Source_20_Text"><text:span text:style-name="T6">tomando-se como parâmetros um array, um valor de início e um valor de fim. </text:span></text:span><text:span text:style-name="Source_20_Text"><text:span text:style-name="T7">Ela define o valor de início como o pivô, estabelece o elemento seguinte como o valor de low, e o valor do parâmetro final como o valor de high. </text:span></text:span></text:p>
      <text:p text:style-name="P9"><text:span text:style-name="Source_20_Text"><text:span text:style-name="T7"><text:tab/></text:span></text:span><text:span text:style-name="Source_20_Text"><text:span text:style-name="T8">Em seguinte, por meio de um laço while True, é checado, por meio de um laço while, se o valor de low é menor ou igual o valor de high e o valor de high como elemento do array é maior que o pivô </text:span></text:span><text:span text:style-name="Source_20_Text"><text:span text:style-name="T14">(i</text:span></text:span><text:span text:style-name="Source_20_Text"><text:span text:style-name="T8">sso impede que excedamos </text:span></text:span><text:span text:style-name="Source_20_Text"><text:span text:style-name="T12">o valor do low, o que significaria que já foram movidos todos os valores menores para a esquerda, </text:span></text:span><text:span text:style-name="Source_20_Text"><text:span text:style-name="T13">ordenando-os em ordem crescente</text:span></text:span><text:span text:style-name="Source_20_Text"><text:span text:style-name="T14">)</text:span></text:span><text:span text:style-name="Source_20_Text"><text:span text:style-name="T8">. Caso seja, o valor de high se torna </text:span></text:span><text:span text:style-name="Source_20_Text"><text:span text:style-name="T9">referente ao</text:span></text:span><text:span text:style-name="Source_20_Text"><text:span text:style-name="T8"> elemento anterior a ele. </text:span></text:span><text:span text:style-name="Source_20_Text"><text:span text:style-name="T13">O mesmo é feito, embora de maneira inversa, no laço while seguinte, responsável por checar os valores dos elementos em relação ao vetor </text:span></text:span><text:span text:style-name="Source_20_Text"><text:span text:style-name="T10">low</text:span></text:span><text:span text:style-name="Source_20_Text"><text:span text:style-name="T13">.</text:span></text:span></text:p>
      <text:p text:style-name="P9"><text:span text:style-name="Source_20_Text"><text:span text:style-name="T13"><text:tab/></text:span></text:span><text:span text:style-name="Source_20_Text"><text:span text:style-name="T15">Por último, temos um predicado que verifica se o valor de low é menor ou igual ao de high, o que significaria que o elemento deve ser trocado. </text:span></text:span><text:span text:style-name="Source_20_Text"><text:span text:style-name="T16">É então executada um operação de troca entre os valores de low e high no array. Caso contrário, o laço é quebrado. Por fim, é trocado o pivô com o valor de high e retornado o valor de high.</text:span></text:span></text:p>
      <text:p text:style-name="P9"><text:span text:style-name="Source_20_Text"><text:span text:style-name="T26">def quicksort(array, start, end):</text:span></text:span></text:p>
      <text:p text:style-name="Preformatted_20_Text"><text:span text:style-name="Source_20_Text"><text:span text:style-name="T25"><text:s text:c="4"/>if start &gt;= end:</text:span></text:span></text:p>
      <text:p text:style-name="Preformatted_20_Text"><text:span text:style-name="Source_20_Text"><text:span text:style-name="T25"><text:s text:c="8"/>return </text:span></text:span><text:span text:style-name="Source_20_Text"><text:span text:style-name="T26">None</text:span></text:span></text:p>
      <text:p text:style-name="P2"/>
      <text:p text:style-name="Preformatted_20_Text"><text:span text:style-name="Source_20_Text"><text:span text:style-name="T25"><text:s text:c="4"/>p = parti</text:span></text:span><text:span text:style-name="Source_20_Text"><text:span text:style-name="T30">cao</text:span></text:span><text:span text:style-name="Source_20_Text"><text:span text:style-name="T25">(array, start, end)</text:span></text:span></text:p>
      <text:p text:style-name="Preformatted_20_Text"><text:span text:style-name="Source_20_Text"><text:span text:style-name="T25"><text:s text:c="4"/>quicksort(array, start, p-1)</text:span></text:span></text:p>
      <text:p text:style-name="P5"><text:span text:style-name="Source_20_Text"><text:span text:style-name="T25"><text:s text:c="4"/>quick</text:span></text:span><text:span text:style-name="Source_20_Text"><text:span text:style-name="T27">s</text:span></text:span><text:span text:style-name="Source_20_Text"><text:span text:style-name="T25">ort(array, p+1, end)</text:span></text:span></text:p>
      <text:p text:style-name="P9"><text:span text:style-name="Source_20_Text"><text:span text:style-name="T16"><text:tab/></text:span></text:span><text:span text:style-name="Source_20_Text"><text:span text:style-name="T17">No algoritmo quicksort, é tomado como parâmetros os mesmos valores requeridos por p</text:span></text:span><text:span text:style-name="Source_20_Text"><text:span text:style-name="T11">a</text:span></text:span><text:span text:style-name="Source_20_Text"><text:span text:style-name="T17">rticao, já que serão passados a essa mesma função. Caso o valor de start seja maior ou igual ao de end, a função retorna None e não executa nenhuma operação. Caso contrário, tomamos uma variável p como o valor de retorno da função particao, que é o seu valor high, e aplicamos a função quicksort recursivamente na mesma, embora de duas maneiras: a primeira tomando como valor de end o valor de p descrescido de 1. Isso faz com que o algoritmo não releia o valor de high anterior já que ele se encontra ordenado. O oposto acontece na segunda ordenação, onde tomamos como start o valor de p acrescido de 1. </text:span></text:span></text:p>
      <text:p text:style-name="P9"><text:span text:style-name="Source_20_Text"><text:span text:style-name="T28">array = [</text:span></text:span><text:span text:style-name="Source_20_Text"><text:span text:style-name="T31">6, 50, 3, 7, 72</text:span></text:span><text:span text:style-name="Source_20_Text"><text:span text:style-name="T28">]</text:span></text:span></text:p>
      <text:p text:style-name="Preformatted_20_Text"><text:span text:style-name="Source_20_Text"><text:span text:style-name="T25">quick_sort(array, 0, len(array) - 1)</text:span></text:span></text:p>
      <text:p text:style-name="P5"><text:span text:style-name="Source_20_Text"><text:span text:style-name="T25">print(array)</text:span></text:span></text:p>
      <text:p text:style-name="P5"><text:span text:style-name="Source_20_Text"><text:span text:style-name="T25">&gt;&gt; </text:span></text:span><text:span text:style-name="Source_20_Text"><text:span text:style-name="T29">[3, 6, 7, 50, 72]</text:span></text:span></text:p>
      <text:h text:style-name="Heading_20_1" text:outline-level="1"><text:soft-page-break/><text:span text:style-name="Source_20_Text"><text:span text:style-name="T34"/></text:span></text:h>
      <text:h text:style-name="Heading_20_1" text:outline-level="1"><text:span text:style-name="Source_20_Text"><text:span text:style-name="Source_20_Text"><text:span text:style-name="T34">Complexidade</text:span></text:span></text:span><text:span text:style-name="Source_20_Text"><text:span text:style-name="T32"><text:tab/></text:span></text:span></text:h>
      <text:p text:style-name="P9"><text:span text:style-name="Source_20_Text"><text:span text:style-name="T17"><text:tab/></text:span></text:span><text:span text:style-name="Source_20_Text"><text:span text:style-name="T18">A complexidade em notação Big O do quick sort é O(n²). Isso ocorre no pior caso em que um elemento já se encontra ordenado mas acaba gastando computação para a checagem. Todavia, a complexidade, </text:span></text:span><text:span text:style-name="Source_20_Text"><text:span text:style-name="T19">em média</text:span></text:span><text:span text:style-name="Source_20_Text"><text:span text:style-name="T20">, acaba sendo </text:span></text:span><text:span text:style-name="Source_20_Text"><text:span text:style-name="T21">O(n log (n)), pois geralmente, o pivô acaba sendo movido para a metade do array, e os pivôs de ambos os lados tendem a serem movidos para os meios de ambas as metades, o que assegura a ordenação e aumenta a eficiência em termos de complexidade.</text:span></text:span></text:p>
      <text:p text:style-name="P9"><text:span text:style-name="Source_20_Text"><text:span text:style-name="T33">Bogosort</text:span></text:span></text:p>
      <text:p text:style-name="P15"><text:span text:style-name="Source_20_Text"><text:span text:style-name="T36"><text:tab/>O bogosort, </text:span></text:span><text:span text:style-name="Source_20_Text"><text:span text:style-name="T37">ou permutation sort,</text:span></text:span><text:span text:style-name="Source_20_Text"><text:span text:style-name="T36"> é um algoritmo </text:span></text:span><text:span text:style-name="Source_20_Text"><text:span text:style-name="T37">extremamente ineficiente, </text:span></text:span><text:span text:style-name="Source_20_Text"><text:span text:style-name="T41">e de alta complexidade</text:span></text:span><text:span text:style-name="Source_20_Text"><text:span text:style-name="T37">, </text:span></text:span><text:span text:style-name="Source_20_Text"><text:span text:style-name="T38">que, essencialmente, gera uma permutação aleatória </text:span></text:span><text:span text:style-name="Source_20_Text"><text:span text:style-name="T40">ou determinística </text:span></text:span><text:span text:style-name="Source_20_Text"><text:span text:style-name="T38">de uma sequência de elementos em um </text:span></text:span><text:span text:style-name="Source_20_Text"><text:span text:style-name="T39">laço, que se repete até que a sequência esteja ordenada. Sua implementação é relativamente fácil. </text:span></text:span></text:p>
      <text:p text:style-name="P14"><text:span text:style-name="Source_20_Text"><text:span text:style-name="T45">Código em Python</text:span></text:span></text:p>
      <text:p text:style-name="P16"><text:span text:style-name="Source_20_Text"><text:span text:style-name="T35">import</text:span></text:span><text:span text:style-name="Source_20_Text"><text:span text:style-name="T45"> </text:span></text:span><text:span text:style-name="Source_20_Text"><text:span text:style-name="T35">random </text:span></text:span></text:p>
      <text:p text:style-name="Standard"><text:span text:style-name="Source_20_Text">def </text:span><text:span text:style-name="Source_20_Text"><text:span text:style-name="T24">ordenadop</text:span></text:span><text:span text:style-name="Source_20_Text">(a</text:span><text:span text:style-name="Source_20_Text"><text:span text:style-name="T44">rray</text:span></text:span><text:span text:style-name="Source_20_Text">): </text:span></text:p>
      <text:p text:style-name="Standard"><text:span text:style-name="Source_20_Text"><text:tab/>n = len(a</text:span><text:span text:style-name="Source_20_Text"><text:span text:style-name="T44">rray</text:span></text:span><text:span text:style-name="Source_20_Text">) </text:span></text:p>
      <text:p text:style-name="Standard"><text:span text:style-name="Source_20_Text"><text:tab/>for i in</text:span> <text:span text:style-name="Source_20_Text">range(0, n-1): </text:span></text:p>
      <text:p text:style-name="Standard"><text:span text:style-name="Source_20_Text"><text:tab/><text:tab/>if</text:span> <text:span text:style-name="Source_20_Text">(a</text:span><text:span text:style-name="Source_20_Text"><text:span text:style-name="T44">rray</text:span></text:span><text:span text:style-name="Source_20_Text">[i] &gt; a</text:span><text:span text:style-name="Source_20_Text"><text:span text:style-name="T44">rray</text:span></text:span><text:span text:style-name="Source_20_Text">[i + 1] ): </text:span></text:p>
      <text:p text:style-name="Standard"><text:span text:style-name="Source_20_Text"><text:tab/><text:tab/><text:tab/>return False</text:span></text:p>
      <text:p text:style-name="Standard"><text:span text:style-name="Source_20_Text"><text:tab/>return</text:span> <text:s/><text:span text:style-name="Source_20_Text">True</text:span></text:p>
      <text:p text:style-name="Standard"><text:span text:style-name="Source_20_Text"/></text:p>
      <text:p text:style-name="Standard"><text:span text:style-name="Source_20_Text">def </text:span><text:span text:style-name="Source_20_Text"><text:span text:style-name="T24">permutar</text:span></text:span><text:span text:style-name="Source_20_Text">(a</text:span><text:span text:style-name="Source_20_Text"><text:span text:style-name="T44">rray</text:span></text:span><text:span text:style-name="Source_20_Text">): </text:span></text:p>
      <text:p text:style-name="Standard"><text:span text:style-name="Source_20_Text"><text:tab/>n = len(a</text:span><text:span text:style-name="Source_20_Text"><text:span text:style-name="T44">rray</text:span></text:span><text:span text:style-name="Source_20_Text">) </text:span></text:p>
      <text:p text:style-name="Standard"><text:span text:style-name="Source_20_Text"><text:tab/>for</text:span> <text:span text:style-name="Source_20_Text">i in range</text:span><text:span text:style-name="Source_20_Text"><text:span text:style-name="T44">(</text:span></text:span><text:span text:style-name="Source_20_Text">0, n): </text:span></text:p>
      <text:p text:style-name="Standard"><text:span text:style-name="Source_20_Text"><text:tab/><text:tab/>r = random.randint(0, n-1) </text:span></text:p>
      <text:p text:style-name="Standard"><text:span text:style-name="Source_20_Text"><text:tab/><text:tab/>a</text:span><text:span text:style-name="Source_20_Text"><text:span text:style-name="T44">rray</text:span></text:span><text:span text:style-name="Source_20_Text">[i], a</text:span><text:span text:style-name="Source_20_Text"><text:span text:style-name="T44">rray</text:span></text:span><text:span text:style-name="Source_20_Text">[r] = a</text:span><text:span text:style-name="Source_20_Text"><text:span text:style-name="T44">rray</text:span></text:span><text:span text:style-name="Source_20_Text">[r], a</text:span><text:span text:style-name="Source_20_Text"><text:span text:style-name="T44">rray</text:span></text:span><text:span text:style-name="Source_20_Text">[i] </text:span></text:p>
      <text:p text:style-name="Standard"><text:span text:style-name="Source_20_Text"/></text:p>
      <text:p text:style-name="P11"><text:span text:style-name="Source_20_Text">def bogo</text:span><text:span text:style-name="Source_20_Text"><text:span text:style-name="T44">s</text:span></text:span><text:span text:style-name="Source_20_Text">ort</text:span><text:span text:style-name="Source_20_Text"><text:span text:style-name="T44">(</text:span></text:span><text:span text:style-name="Source_20_Text">a</text:span><text:span text:style-name="Source_20_Text"><text:span text:style-name="T44">rray</text:span></text:span><text:span text:style-name="Source_20_Text">): </text:span></text:p>
      <text:p text:style-name="P11"><text:span text:style-name="Source_20_Text"><text:tab/>n = len(a</text:span><text:span text:style-name="Source_20_Text"><text:span text:style-name="T44">rray</text:span></text:span><text:span text:style-name="Source_20_Text">) </text:span></text:p>
      <text:p text:style-name="P11"><text:span text:style-name="Source_20_Text"><text:tab/>while</text:span> <text:span text:style-name="Source_20_Text">(</text:span><text:span text:style-name="Source_20_Text"><text:span text:style-name="T24">ordenadop</text:span></text:span><text:span text:style-name="Source_20_Text">(a</text:span><text:span text:style-name="Source_20_Text"><text:span text:style-name="T44">rray</text:span></text:span><text:span text:style-name="Source_20_Text"> == False): </text:span></text:p>
      <text:p text:style-name="P11"><text:span text:style-name="Source_20_Text"><text:tab/><text:tab/></text:span><text:span text:style-name="Source_20_Text"><text:span text:style-name="T24">permutar</text:span></text:span><text:span text:style-name="Source_20_Text">(a</text:span><text:span text:style-name="Source_20_Text"><text:span text:style-name="T44">rray</text:span></text:span><text:span text:style-name="Source_20_Text">) </text:span></text:p>
      <text:p text:style-name="P14"><text:span text:style-name="Source_20_Text"><text:span text:style-name="T45"/></text:span></text:p>
      <text:p text:style-name="P14"><text:span text:style-name="Source_20_Text"><text:span text:style-name="T45"><text:tab/></text:span></text:span><text:span text:style-name="Source_20_Text"><text:span text:style-name="T42">Nesse exemplo, usaremos o modo mais fácil de se implementar esse tipo de algoritmo – o modo randômico. O modo determinístico necessitaria a implementação de mais um aparato para a geração de permutações, dificultando sua implementação. Começamos por importar a biblioteca random. Depois, implementamos um método ordenadop, responsável por checar se o array já se encontra ordenado. </text:span></text:span><text:span text:style-name="Source_20_Text"><text:span text:style-name="T43">Esse </text:span></text:span><text:soft-page-break/><text:span text:style-name="Source_20_Text"><text:span text:style-name="T43">predicado faz uma checagem simples entre dois elementos do array para checar se estão na ordem correta e retorna True ou False de acordo com o seu estado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2" svg:font-family="FreeSans" style:font-family-generic="swiss"/>
    <style:font-face style:name="mono" svg:font-family="mono" style:font-pitch="fixed"/>
    <style:font-face style:name="FreeSans3" svg:font-family="FreeSans" style:font-family-generic="modern" style:font-pitch="fixed"/>
    <style:font-face style:name="Nimbus Mono PS" svg:font-family="'Nimbus Mono PS'" style:font-family-generic="modern" style:font-pitch="fixed"/>
    <style:font-face style:name="FreeSerif" svg:font-family="FreeSerif" style:font-family-generic="roman" style:font-pitch="variable"/>
    <style:font-face style:name="Nimbus Roman" svg:font-family="'Nimbus Roman'" style:font-family-generic="roman" style:font-pitch="variable"/>
    <style:font-face style:name="FreeSans" svg:font-family="FreeSans" style:font-family-generic="swiss" style:font-pitch="variable"/>
    <style:font-face style:name="Nimbus Sans1" svg:font-family="'Nimbus Sans'" style:font-family-generic="swiss" style:font-pitch="variable"/>
    <style:font-face style:name="FreeSans1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" fo:font-size="12pt" fo:language="pt" fo:country="BR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pt" fo:country="BR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1" fo:font-family="'Nimbus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FreeSans3" style:font-family-complex="FreeSans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Nimbus Mono PS" fo:font-family="'Nimbus Mono PS'" style:font-family-generic="modern" style:font-pitch="fixed" style:font-name-asian="Nimbus Mono PS" style:font-family-asian="'Nimbus Mono PS'" style:font-family-generic-asian="modern" style:font-pitch-asian="fixed" style:font-name-complex="FreeSans3" style:font-family-complex="FreeSans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30T08:17:54.726265338</meta:creation-date>
    <dc:date>2020-08-30T18:04:19.152188365</dc:date>
    <meta:editing-duration>PT1H11M51S</meta:editing-duration>
    <meta:editing-cycles>19</meta:editing-cycles>
    <meta:generator>LibreOffice/7.0.0.3$Linux_X86_64 LibreOffice_project/00$Build-3</meta:generator>
    <meta:document-statistic meta:table-count="0" meta:image-count="0" meta:object-count="0" meta:page-count="4" meta:paragraph-count="59" meta:word-count="856" meta:character-count="5051" meta:non-whitespace-character-count="4056"/>
  </office:meta>
</office:document-meta>
</file>